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do text if self.hasSingleApplicant()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do text if self.hasMultipleApplicants()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do text if "Guide Communal" in licence_helper.divergence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do text if "urbanisation" in licence_helper.divergence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do text</text:p><text:p text:style-name="P46">from document(at=signatures, format='odt')</text:p></office:annotation>Import signatures.<text:span text:style-name="T61">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2T11:37:23.466619627</dc:date>
    <dc:language>fr-FR</dc:language>
    <meta:editing-cycles>164</meta:editing-cycles>
    <meta:editing-duration>P1DT13H38M46S</meta:editing-duration>
    <dc:creator>bleybaert</dc:creator>
    <meta:document-statistic meta:table-count="1" meta:image-count="0" meta:object-count="0" meta:page-count="2" meta:paragraph-count="45" meta:word-count="371" meta:character-count="2620" meta:non-whitespace-character-count="2338"/>
    <meta:user-defined meta:name="Info 1"/>
    <meta:user-defined meta:name="Info 2"/>
    <meta:user-defined meta:name="Info 3"/>
    <meta:user-defined meta:name="Info 4"/>
  </office:meta>
</office:document-meta>
</file>